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71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doorkeeper</text:p>
          </table:table-cell>
          <table:table-cell office:value-type="string" calcext:value-type="string">
            <text:p>repo-php-util</text:p>
          </table:table-cell>
          <table:table-cell office:value-type="string" calcext:value-type="string">
            <text:p>remarks</text:p>
          </table:table-cell>
          <table:table-cell/>
          <table:table-cell office:value-type="string" calcext:value-type="string">
            <text:p>wanted feature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table:style-name="ce1" office:value-type="string" calcext:value-type="string">
            <text:p>metadata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returning metadata of linked resources</text:p>
          </table:table-cell>
          <table:table-cell office:value-type="string" calcext:value-type="string">
            <text:p>looks like there is an option to do it in the Fedora - https://fedora.info/2018/11/22/spec/#additional-prefer-values</text:p>
          </table:table-cell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metadata 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4"/>
          <table:table-cell office:value-type="string" calcext:value-type="string">
            <text:p>easy repo-wide metadata update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1" office:value-type="string" calcext:value-type="string">
            <text:p>metadata P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o metadata-only and binary resource gap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1" office:value-type="string" calcext:value-type="string">
            <text:p>binary G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ne ACL managmen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binary P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performant foreign key checks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1" office:value-type="string" calcext:value-type="string">
            <text:p>binary PO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native multiple id support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table:style-name="ce1" office:value-type="string" calcext:value-type="string">
            <text:p>binary DELE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set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specified directly in the resource metadata – no extra implementation need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enforce permiss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L</text:p>
          </table:table-cell>
          <table:table-cell office:value-type="string" calcext:value-type="string">
            <text:p>automatic permissi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ash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mbstone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triplestore sync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solr syn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C</text:p>
          </table:table-cell>
          <table:table-cell office:value-type="string" calcext:value-type="string">
            <text:p>general sync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arch API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transactions</text:p>
          </table:table-cell>
          <table:table-cell/>
          <table:table-cell office:value-type="string" calcext:value-type="string">
            <text:p>+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etadata versioning</text:p>
          </table:table-cell>
          <table:table-cell/>
          <table:table-cell office:value-type="string" calcext:value-type="string">
            <text:p>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automatic versioning</text:p>
          </table:table-cell>
          <table:table-cell/>
          <table:table-cell office:value-type="string" calcext:value-type="string">
            <text:p>+/-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semination services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6">00.00.0000</text:date>, <text:time style:data-style-name="N2" text:time-value="17:30:26.16756247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Żółtak</meta:initial-creator>
    <meta:creation-date>2019-07-23T22:28:15.221038071</meta:creation-date>
    <meta:generator>LibreOffice/6.2.5.2$Linux_X86_64 LibreOffice_project/20$Build-2</meta:generator>
    <dc:date>2019-07-26T18:30:03.109940926</dc:date>
    <dc:creator>Mateusz Żółtak</dc:creator>
    <meta:editing-duration>PT50M30S</meta:editing-duration>
    <meta:editing-cycles>6</meta:editing-cycles>
    <meta:document-statistic meta:table-count="1" meta:cell-count="80" meta:object-count="0"/>
  </office:meta>
</office:document-meta>
</file>